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6.5cm" svg:height="8.5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1cm" svg:y="2.5cm">
          <text:p text:style-name="P1"><text:span text:style-name="T1">get_styles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1.5cm" svg:x="1cm" svg:y="4.5cm">
          <text:p text:style-name="P1"><text:span text:style-name="T1">get_mapspec(mapSpecNo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1cm" svg:y="6.5cm">
          <text:p text:style-name="P1"><text:span text:style-name="T1">queue_map()</text:span></text:p>
          <draw:enhanced-geometry svg:viewBox="0 0 21600 21600" draw:type="rectangle" draw:enhanced-path="M 0 0 L 21600 0 21600 21600 0 21600 0 0 Z N"/>
        </draw:custom-shape>
        <draw:frame draw:style-name="gr3" draw:layer="layout" svg:width="2.5cm" svg:height="0.962cm" svg:x="0.5cm" svg:y="0.5cm">
          <draw:text-box>
            <text:p>Client</text:p>
          </draw:text-box>
        </draw:frame>
        <draw:custom-shape draw:style-name="gr1" draw:text-style-name="P1" draw:layer="layout" svg:width="6.5cm" svg:height="13cm" svg:x="7.5cm" svg:y="0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5cm" svg:height="0.962cm" svg:x="7.5cm" svg:y="0.538cm">
          <draw:text-box>
            <text:p>Server</text:p>
          </draw:text-box>
        </draw:frame>
        <draw:custom-shape draw:style-name="gr2" draw:text-style-name="P2" draw:layer="layout" svg:width="5cm" svg:height="1.5cm" svg:x="8cm" svg:y="2.5cm">
          <text:p text:style-name="P1"><text:span text:style-name="T1">get_styles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8cm" svg:y="10cm">
          <text:p text:style-name="P1"><text:span text:style-name="T1">queue_map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1.5cm" svg:x="8cm" svg:y="5.5cm">
          <text:p text:style-name="P1"><text:span text:style-name="T1">get_mapspec(mapSpecNo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19cm" svg:x="15cm" svg:y="0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5cm" svg:height="0.962cm" svg:x="15cm" svg:y="0.538cm">
          <draw:text-box>
            <text:p>Database</text:p>
          </draw:text-box>
        </draw:frame>
        <draw:custom-shape draw:style-name="gr2" draw:text-style-name="P2" draw:layer="layout" svg:width="5cm" svg:height="3.5cm" svg:x="15.5cm" svg:y="2cm">
          <text:p text:style-name="P1"><text:span text:style-name="T2">Styles:</text:span></text:p>
          <text:p text:style-name="P1"><text:span text:style-name="T1">Id – int</text:span></text:p>
          <text:p text:style-name="P1"><text:span text:style-name="T1">userId – int,</text:span></text:p>
          <text:p text:style-name="P1"><text:span text:style-name="T1">Description – varchar</text:span></text:p>
          <text:p text:style-name="P1"><text:span text:style-name="T1">BaseSymbolSetId – int,</text:span></text:p>
          <text:p text:style-name="P1"><text:span text:style-name="T1">SymbolSetId – int,</text:span></text:p>
          <text:p text:style-name="P1"><text:span text:style-name="T1">StyleArch - blo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8cm" svg:y="2.5cm">
          <text:p text:style-name="P1"><text:span text:style-name="T1">get_styles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8cm" svg:y="2.5cm">
          <text:p text:style-name="P1"><text:span text:style-name="T1">get_styles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3.5cm" svg:x="15.5cm" svg:y="6cm">
          <text:p text:style-name="P1"><text:span text:style-name="T2">SymbolSets:</text:span></text:p>
          <text:p text:style-name="P1"><text:span text:style-name="T1">Id – int</text:span></text:p>
          <text:p text:style-name="P1"><text:span text:style-name="T1">userId – int,</text:span></text:p>
          <text:p text:style-name="P1"><text:span text:style-name="T1">Description – varchar</text:span></text:p>
          <text:p text:style-name="P1"><text:span text:style-name="T1">SymbolSetArch - blo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3.5cm" svg:x="15.5cm" svg:y="10cm">
          <text:p text:style-name="P1"><text:span text:style-name="T2">MapSpecs:</text:span></text:p>
          <text:p text:style-name="P1"><text:span text:style-name="T1">Id – int</text:span></text:p>
          <text:p text:style-name="P1"><text:span text:style-name="T1">userId – int,</text:span></text:p>
          <text:p text:style-name="P1"><text:span text:style-name="T1">Description – varchar</text:span></text:p>
          <text:p text:style-name="P1"><text:span text:style-name="T1">Style – int,</text:span></text:p>
          <text:p text:style-name="P1"><text:span text:style-name="T1">MapSpec - 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4.5cm" svg:x="15.5cm" svg:y="14cm">
          <text:p text:style-name="P1"><text:span text:style-name="T2">JobQueue:</text:span></text:p>
          <text:p text:style-name="P1"><text:span text:style-name="T1">Id – int</text:span></text:p>
          <text:p text:style-name="P1"><text:span text:style-name="T1">userId – int,</text:span></text:p>
          <text:p text:style-name="P1"><text:span text:style-name="T1">MapSpecId – int,</text:span></text:p>
          <text:p text:style-name="P1"><text:span text:style-name="T1">Status – int,</text:span></text:p>
          <text:p text:style-name="P1"><text:span text:style-name="T1">RendererId – int,</text:span></text:p>
          <text:p text:style-name="P1"><text:span text:style-name="T1">submitTime – dateTime,</text:span></text:p>
          <text:p text:style-name="P1"><text:span text:style-name="T1">renderStartTime – dateTime,</text:span></text:p>
          <text:p text:style-name="P1"><text:span text:style-name="T1">StatusTime - dateTim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4.5cm" svg:x="21.5cm" svg:y="14cm">
          <text:p text:style-name="P1"><text:span text:style-name="T2">Renderers:</text:span></text:p>
          <text:p text:style-name="P1"><text:span text:style-name="T1">Id – int</text:span></text:p>
          <text:p text:style-name="P1"><text:span text:style-name="T1">userId – int,</text:span></text:p>
          <text:p text:style-name="P1"><text:span text:style-name="T1">Description – varchar</text:span></text:p>
          <text:p text:style-name="P1"><text:span text:style-name="T1">RendererStatus - i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cm" svg:x="21.5cm" svg:y="11.5cm">
          <text:p text:style-name="P1"><text:span text:style-name="T2">Statuses:</text:span></text:p>
          <text:p text:style-name="P1"><text:span text:style-name="T1">Id – int</text:span></text:p>
          <text:p text:style-name="P1"><text:span text:style-name="T1">Description - varcha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8.5cm" svg:x="0.5cm" svg:y="10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5cm" svg:height="0.962cm" svg:x="0.5cm" svg:y="10.5cm">
          <draw:text-box>
            <text:p>Renderers</text:p>
          </draw:text-box>
        </draw:frame>
        <draw:custom-shape draw:style-name="gr2" draw:text-style-name="P2" draw:layer="layout" svg:width="5cm" svg:height="1.5cm" svg:x="1cm" svg:y="11.5cm">
          <text:p text:style-name="P1"><text:span text:style-name="T1">get_job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1cm" svg:y="13.5cm">
          <text:p text:style-name="P1"><text:span text:style-name="T1">set_job_status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1cm" svg:y="15.5cm">
          <text:p text:style-name="P1"><text:span text:style-name="T1">Upload_output(jobn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1" draw:id="id1" draw:layer="layout" svg:width="8.5cm" svg:height="13.5cm" svg:x="1cm" svg:y="2cm">
          <text:p text:style-name="P1">Mapspec.json</text:p>
          <text:list text:style-name="L2">
            <text:list-item>
              <text:p text:style-name="P1"><text:s/>JobID</text:p>
            </text:list-item>
            <text:list-item>
              <text:p text:style-name="P1"><text:s/>projection</text:p>
            </text:list-item>
            <text:list-item>
              <text:p text:style-name="P1"><text:s/>origin</text:p>
            </text:list-item>
            <text:list-item>
              <text:p text:style-name="P1"><text:s/>Scale</text:p>
            </text:list-item>
            <text:list-item>
              <text:p text:style-name="P1"><text:s/>Paper</text:p>
            </text:list-item>
            <text:list-item>
              <text:p text:style-name="P1"><text:s/>Resolution</text:p>
            </text:list-item>
            <text:list-item>
              <text:p text:style-name="P1"><text:s/>ServerURLBase</text:p>
            </text:list-item>
            <text:list-item>
              <text:p text:style-name="P1"><text:s/>BaseMap</text:p>
            </text:list-item>
            <text:list-item>
              <text:p text:style-name="P1"><text:s/>BaseStyle</text:p>
            </text:list-item>
            <text:list-item>
              <text:p text:style-name="P1"><text:s/>BaseSymbolSet</text:p>
            </text:list-item>
            <text:list-item>
              <text:p text:style-name="P1"><text:s/>ExtraSymbols</text:p>
            </text:list-item>
            <text:list-item>
              <text:p text:style-name="P1"><text:s/>Overlays</text:p>
            </text:list-item>
            <text:list-item>
              <text:p text:style-name="P1"><text:s/>processing</text:p>
            </text:list-item>
          </text:list>
          <text:p text:style-name="P1"/>
          <draw:enhanced-geometry svg:viewBox="0 0 21600 21600" draw:path-stretchpoint-x="10800" draw:path-stretchpoint-y="10800" draw:text-areas="?f3 ?f4 ?f5 ?f6" draw:type="round-rectangle" draw:modifiers="1006.187507352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2" draw:layer="layout" svg:width="8.5cm" svg:height="13.5cm" svg:x="13cm" svg:y="2cm">
          <text:p text:style-name="P1">LayerDefs.json</text:p>
          <text:list text:style-name="L2">
            <text:list-header>
              <text:p text:style-name="P1">(=carto input file)</text:p>
            </text:list-header>
          </text:list>
          <text:p text:style-name="P1"/>
          <draw:enhanced-geometry svg:viewBox="0 0 21600 21600" draw:path-stretchpoint-x="10800" draw:path-stretchpoint-y="10800" draw:text-areas="?f3 ?f4 ?f5 ?f6" draw:type="round-rectangle" draw:modifiers="1006.187507352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9.5cm" svg:y1="8.75cm" svg:x2="13cm" svg:y2="8.75cm" draw:start-shape="id1" draw:start-glue-point="1" draw:end-shape="id2" draw:end-glue-point="3" svg:d="m9500 8750h3500">
          <text:p/>
        </draw:connector>
        <draw:frame draw:style-name="gr7" draw:text-style-name="P3" draw:layer="layout" svg:width="6.34cm" svg:height="1.34cm" draw:transform="rotate (1.5707963267946) translate (10.66cm 8.84cm)">
          <draw:text-box>
            <text:p text:style-name="P3">MakeLayerDefs.py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aham </meta:initial-creator>
    <meta:creation-date>2011-06-28T12:37:32</meta:creation-date>
    <meta:editing-duration>PT01H37M04S</meta:editing-duration>
    <meta:editing-cycles>14</meta:editing-cycles>
    <dc:date>2011-09-05T20:00:04</dc:date>
    <dc:creator>graham </dc:creator>
    <meta:generator>OpenOffice.org/3.2$Linux OpenOffice.org_project/320m19$Build-9505</meta:generator>
    <meta:document-statistic meta:object-count="54"/>
  </office:meta>
</office:document-meta>
</file>